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9846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4772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9693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4618in" fo:margin-right="0in" fo:text-indent="0in" style:auto-text-indent="false"/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</text:p>
      <text:p text:style-name="P2">William - Does a variable have to contain an object?</text:p>
      <text:p text:style-name="P2">William - Using either interfaces or classes from our maze project, create a variable that holds no object inside.</text:p>
      <text:p text:style-name="P2">William - Create a variable that holds an object inside.</text:p>
      <text:p text:style-name="P2">Vic - A static method lives with </text:p>
      <text:p text:style-name="P3">a) it's Parents</text:p>
      <text:p text:style-name="P3">b) an Object</text:p>
      <text:p text:style-name="P3">c) a Class</text:p>
      <text:p text:style-name="P2">Charlie - A static field (variable) lives with </text:p>
      <text:p text:style-name="P3">a) Uncle Joe</text:p>
      <text:p text:style-name="P3">b) an Object</text:p>
      <text:p text:style-name="P3">c) a Class</text:p>
      <text:p text:style-name="P2">William - A non-static method or field lives with</text:p>
      <text:p text:style-name="P3">a) an Object</text:p>
      <text:p text:style-name="P3">b) a Class</text:p>
      <text:p text:style-name="P2">William - True/False – when an object modifies its static field, all other objects instantiated from that class have that same static field value set <text:s/>(draw multiple objects and their common class definition)</text:p>
      <text:p text:style-name="P3"/>
      <text:p text:style-name="P1">Draw Rectangle (steps)</text:p>
      <text:p text:style-name="P2">Color MazeJPanel using Properties</text:p>
      <text:p text:style-name="P2">Add MazeJPanel to Swing Containers Palette</text:p>
      <text:p text:style-name="P3">Right click in Palette Body</text:p>
      <text:p text:style-name="P3">Palette Manager...</text:p>
      <text:p text:style-name="P3">Add from Project</text:p>
      <text:p text:style-name="P3">Select Maze</text:p>
      <text:p text:style-name="P3">Next&gt;</text:p>
      <text:p text:style-name="P3">MazeJPanel</text:p>
      <text:p text:style-name="P3">Next&gt;</text:p>
      <text:p text:style-name="P3">Swing Containers</text:p>
      <text:p text:style-name="P3">Finish</text:p>
      <text:p text:style-name="P2">Drag and Drop MazeJPanel on MazeJFrame</text:p>
      <text:p text:style-name="P2">Run MazeJFrame – should come up with MazeJPanel color</text:p>
      <text:p text:style-name="P2">Add drawMaze method to MazeJPanel code – should already be done, but if not...</text:p>
      <text:p text:style-name="P3">create Rectangle</text:p>
      <text:p text:style-name="P3">g2.setPaint(Color.RED)</text:p>
      <text:p text:style-name="P3">g2.fill(rectangle)</text:p>
      <text:p text:style-name="P2">Also should already be done, but call MazeBuilder and have it return a starting maze piece in MazeJPanel2 store in private field.</text:p>
      <text:p text:style-name="P2">Still in MazeJPanel, switch to Design Mode</text:p>
      <text:p text:style-name="P3">Jpanel-Properties</text:p>
      <text:p text:style-name="P4">Switch to Events</text:p>
      <text:p text:style-name="P5">Find MouseClick</text:p>
      <text:p text:style-name="P6">Use drop arrow to create formMouseClicked</text:p>
      <text:p text:style-name="P6">Put drawMaze method in newly created formMouseClicked method</text:p>
      <text:p text:style-name="P2">Run MazeJFrame – comes up empty, but what happens with a MouseClick? <text:s/>Is there a better place to put call to drawMaze? <text:s/>ComponentShown, ComponentResized, ComponentAdded(?)</text:p>
      <text:p text:style-name="P2"><text:soft-page-break/></text:p>
      <text:p text:style-name="P2">Apply getWidth, getLength and getColor to MazePiece.</text:p>
      <text:p text:style-name="P2">Apply those methods to all subclasses. <text:s/>Note that walls are 3” x 24” and emptySpaces are 24” x 24”</text:p>
      <text:p text:style-name="P2">Change drawMaze to draw the first piece of the Maze</text:p>
      <text:p text:style-name="P2"/>
      <text:p text:style-name="P2">Discuss Recursion</text:p>
      <text:p text:style-name="P3">Discuss Code Stack</text:p>
      <text:p text:style-name="P4">Review Scope of variables</text:p>
      <text:p text:style-name="P3"/>
      <text:p text:style-name="P2"/>
      <text:p text:style-name="P6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21:28:55.79</meta:creation-date>
    <dc:date>2012-08-24T23:14:21.07</dc:date>
    <meta:editing-duration>PT48M3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2" meta:paragraph-count="48" meta:word-count="304" meta:character-count="1846"/>
  </office:meta>
</office:document-meta>
</file>